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70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5634in"/>
    </style:style>
    <style:style style:name="co4" style:family="table-column">
      <style:table-column-properties fo:break-before="auto" style:column-width="1.15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2"/>
        <table:table-column table:style-name="co4" table:default-cell-style-name="ce6"/>
        <table:table-column table:style-name="co4" table:number-columns-repeated="2" table:default-cell-style-name="ce2"/>
        <table:table-column table:style-name="co4" table:default-cell-style-name="ce1"/>
        <table:table-column table:style-name="co4" table:number-columns-repeated="19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7"/>
          <table:table-cell table:style-name="Default"/>
          <table:table-cell table:number-columns-repeated="26"/>
        </table:table-row>
        <table:table-row table:style-name="ro1" table:number-rows-repeated="2">
          <table:table-cell table:number-columns-repeated="34"/>
        </table:table-row>
        <table:table-row table:style-name="ro2">
          <table:table-cell table:number-columns-repeated="3"/>
          <table:table-cell table:number-columns-repeated="8" table:style-name="ce3" office:value-type="string" calcext:value-type="string">
            <text:p>selectionSort</text:p>
          </table:table-cell>
          <table:table-cell table:style-name="ce7" office:value-type="string" calcext:value-type="string">
            <text:p>Miglioramento %</text:p>
          </table:table-cell>
          <table:table-cell table:number-columns-repeated="3" table:style-name="ce3" office:value-type="string" calcext:value-type="string">
            <text:p>insertionSort</text:p>
          </table:table-cell>
          <table:table-cell table:style-name="ce7" office:value-type="string" calcext:value-type="string">
            <text:p>Miglioramento %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dim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style-name="ce5"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v5 su v0</text:p>
          </table:table-cell>
          <table:table-cell office:value-type="string" calcext:value-type="string">
            <text:p>v0</text:p>
          </table:table-cell>
          <table:table-cell table:style-name="ce5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6" office:value-type="string" calcext:value-type="string">
            <text:p>v2 su v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1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4"/>
          <table:table-cell table:style-name="ce4" office:value-type="float" office:value="104.5" calcext:value-type="float">
            <text:p>104.5</text:p>
          </table:table-cell>
          <table:table-cell table:style-name="ce4" table:number-columns-repeated="2"/>
          <table:table-cell table:style-name="ce7" table:formula="of:=1-([.I7]/[.D7])" office:value-type="percentage" office:value="0.492718446601942" calcext:value-type="percentage">
            <text:p>49.27%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float" office:value="39" calcext:value-type="float">
            <text:p>39</text:p>
          </table:table-cell>
          <table:table-cell table:style-name="ce9" table:formula="of:= 1 - ([.O7]/[.M7])" office:value-type="percentage" office:value="0.621359223300971" calcext:value-type="percentage">
            <text:p>62.14%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1</text:p>
          </table:table-cell>
          <table:table-cell office:value-type="float" office:value="10000" calcext:value-type="float">
            <text:p>10000</text:p>
          </table:table-cell>
          <table:table-cell table:style-name="ce4" office:value-type="float" office:value="15438" calcext:value-type="float">
            <text:p>15438</text:p>
          </table:table-cell>
          <table:table-cell table:style-name="ce4" table:number-columns-repeated="4"/>
          <table:table-cell table:style-name="ce4" office:value-type="float" office:value="5008" calcext:value-type="float">
            <text:p>5008</text:p>
          </table:table-cell>
          <table:table-cell table:style-name="ce4" table:number-columns-repeated="2"/>
          <table:table-cell table:style-name="ce7" table:formula="of:=1-([.I8]/[.D8])" office:value-type="percentage" office:value="0.675605648400052" calcext:value-type="percentage">
            <text:p>67.56%</text:p>
          </table:table-cell>
          <table:table-cell table:style-name="ce4" office:value-type="float" office:value="8627" calcext:value-type="float">
            <text:p>8627</text:p>
          </table:table-cell>
          <table:table-cell table:style-name="ce4"/>
          <table:table-cell table:style-name="ce4" office:value-type="float" office:value="2582.5" calcext:value-type="float">
            <text:p>2582.5</text:p>
          </table:table-cell>
          <table:table-cell table:style-name="ce9" table:formula="of:= 1 - ([.O8]/[.M8])" office:value-type="percentage" office:value="0.700649124840617" calcext:value-type="percentage">
            <text:p>70.06%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1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457430" calcext:value-type="float">
            <text:p>1457430</text:p>
          </table:table-cell>
          <table:table-cell table:style-name="ce4" table:number-columns-repeated="4"/>
          <table:table-cell table:style-name="ce4" office:value-type="float" office:value="451131.5" calcext:value-type="float">
            <text:p>451131.5</text:p>
          </table:table-cell>
          <table:table-cell table:style-name="ce4" table:number-columns-repeated="2"/>
          <table:table-cell table:style-name="ce7" table:formula="of:=1-([.I9]/[.D9])" office:value-type="percentage" office:value="0.69046094838174" calcext:value-type="percentage">
            <text:p>69.05%</text:p>
          </table:table-cell>
          <table:table-cell table:style-name="ce4" office:value-type="float" office:value="817331" calcext:value-type="float">
            <text:p>817331</text:p>
          </table:table-cell>
          <table:table-cell table:style-name="ce4"/>
          <table:table-cell table:style-name="ce4" office:value-type="float" office:value="278790.5" calcext:value-type="float">
            <text:p>278790.5</text:p>
          </table:table-cell>
          <table:table-cell table:style-name="ce9" table:formula="of:= 1 - ([.O9]/[.M9])" office:value-type="percentage" office:value="0.6589013508603" calcext:value-type="percentage">
            <text:p>65.89%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1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57" calcext:value-type="float">
            <text:p>157</text:p>
          </table:table-cell>
          <table:table-cell table:style-name="ce4" table:number-columns-repeated="4"/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7" table:formula="of:=1-([.I10]/[.D10])" office:value-type="percentage" office:value="0.617834394904459" calcext:value-type="percentage">
            <text:p>61.78%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office:value-type="float" office:value="22" calcext:value-type="float">
            <text:p>22</text:p>
          </table:table-cell>
          <table:table-cell table:style-name="ce9" table:formula="of:= 1 - ([.O10]/[.M10])" office:value-type="percentage" office:value="0.12" calcext:value-type="percentage">
            <text:p>12.00%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1</text:p>
          </table:table-cell>
          <table:table-cell office:value-type="float" office:value="10000" calcext:value-type="float">
            <text:p>10000</text:p>
          </table:table-cell>
          <table:table-cell table:style-name="ce4" office:value-type="float" office:value="14493.5" calcext:value-type="float">
            <text:p>14493.5</text:p>
          </table:table-cell>
          <table:table-cell table:style-name="ce4" table:number-columns-repeated="4"/>
          <table:table-cell table:style-name="ce4" office:value-type="float" office:value="4125.5" calcext:value-type="float">
            <text:p>4125.5</text:p>
          </table:table-cell>
          <table:table-cell table:style-name="ce4" table:number-columns-repeated="2"/>
          <table:table-cell table:style-name="ce7" table:formula="of:=1-([.I11]/[.D11])" office:value-type="percentage" office:value="0.715355159209301" calcext:value-type="percentage">
            <text:p>71.54%</text:p>
          </table:table-cell>
          <table:table-cell table:style-name="ce4" office:value-type="float" office:value="1234.5" calcext:value-type="float">
            <text:p>1234.5</text:p>
          </table:table-cell>
          <table:table-cell table:style-name="ce4"/>
          <table:table-cell office:value-type="float" office:value="416.5" calcext:value-type="float">
            <text:p>416.5</text:p>
          </table:table-cell>
          <table:table-cell table:style-name="ce9" table:formula="of:= 1 - ([.O11]/[.M11])" office:value-type="percentage" office:value="0.662616443904415" calcext:value-type="percentage">
            <text:p>66.26%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1</text:p>
          </table:table-cell>
          <table:table-cell office:value-type="float" office:value="100000" calcext:value-type="float">
            <text:p>100000</text:p>
          </table:table-cell>
          <table:table-cell table:style-name="ce4" office:value-type="float" office:value="1379402" calcext:value-type="float">
            <text:p>1379402</text:p>
          </table:table-cell>
          <table:table-cell table:style-name="ce4" table:number-columns-repeated="4"/>
          <table:table-cell table:style-name="ce4" office:value-type="float" office:value="420282.5" calcext:value-type="float">
            <text:p>420282.5</text:p>
          </table:table-cell>
          <table:table-cell table:style-name="ce4" table:number-columns-repeated="2"/>
          <table:table-cell table:style-name="ce7" table:formula="of:=1-([.I12]/[.D12])" office:value-type="percentage" office:value="0.695315433789425" calcext:value-type="percentage">
            <text:p>69.53%</text:p>
          </table:table-cell>
          <table:table-cell table:style-name="ce4" office:value-type="float" office:value="110788" calcext:value-type="float">
            <text:p>110788</text:p>
          </table:table-cell>
          <table:table-cell table:style-name="ce4"/>
          <table:table-cell office:value-type="float" office:value="33514.5" calcext:value-type="float">
            <text:p>33514.5</text:p>
          </table:table-cell>
          <table:table-cell table:style-name="ce9" table:formula="of:= 1 - ([.O12]/[.M12])" office:value-type="percentage" office:value="0.697489800339387" calcext:value-type="percentage">
            <text:p>69.75%</text:p>
          </table:table-cell>
          <table:table-cell table:number-columns-repeated="18"/>
        </table:table-row>
        <table:table-row table:style-name="ro1" table:number-rows-repeated="2641">
          <table:table-cell table:number-columns-repeated="3"/>
          <table:table-cell table:style-name="ce4" table:number-columns-repeated="8"/>
          <table:table-cell table:style-name="ce8"/>
          <table:table-cell table:style-name="ce4" table:number-columns-repeated="2"/>
          <table:table-cell table:number-columns-repeated="20"/>
        </table:table-row>
        <table:table-row table:style-name="ro1" table:number-rows-repeated="1045922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  <table:database-ranges>
        <table:database-range table:name="__Anonymous_Sheet_DB__0" table:target-range-address="Sheet1.A5:Sheet1.N9" table:contains-header="fals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15:40:31.622698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0:20:17.730375337</meta:creation-date>
    <dc:date>2024-12-18T15:50:44.044879623</dc:date>
    <meta:editing-duration>PT37M9S</meta:editing-duration>
    <meta:editing-cycles>3</meta:editing-cycles>
    <meta:generator>LibreOffice/24.8.3.2$Linux_X86_64 LibreOffice_project/480$Build-2</meta:generator>
    <meta:document-statistic meta:table-count="1" meta:cell-count="83" meta:object-count="0"/>
  </office:meta>
</office:document-meta>
</file>